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rsid="001f7eb0" officeooo:paragraph-rsid="001f7eb0"/>
    </style:style>
    <style:style style:name="P2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  <style:text-properties style:font-name="Times New Roman" officeooo:rsid="001f7eb0" officeooo:paragraph-rsid="001f7eb0"/>
    </style:style>
    <style:style style:name="P3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  <style:text-properties style:font-name="Times New Roman" officeooo:rsid="001f7eb0" officeooo:paragraph-rsid="001f7eb0"/>
    </style:style>
    <style:style style:name="P4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  <style:text-properties style:font-name="Times New Roman" officeooo:rsid="001f7eb0" officeooo:paragraph-rsid="00209c3a"/>
    </style:style>
    <style:style style:name="P5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  <style:text-properties style:font-name="Times New Roman" officeooo:rsid="001f7eb0" officeooo:paragraph-rsid="003123b2"/>
    </style:style>
    <style:style style:name="P6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  <style:text-properties style:font-name="Times New Roman" officeooo:rsid="001f7eb0" officeooo:paragraph-rsid="00320319"/>
    </style:style>
    <style:style style:name="P7" style:family="paragraph" style:parent-style-name="Standard">
      <style:paragraph-properties fo:margin-left="0in" fo:margin-right="0in" fo:line-height="200%" fo:text-align="start" style:justify-single-word="false" fo:text-indent="0in" style:auto-text-indent="false">
        <style:tab-stops/>
      </style:paragraph-properties>
      <style:text-properties style:font-name="Times New Roman" officeooo:rsid="002baf58" officeooo:paragraph-rsid="002baf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7954" style:font-style-asian="italic" style:font-style-complex="italic"/>
    </style:style>
    <style:style style:name="T3" style:family="text">
      <style:text-properties officeooo:rsid="00207954"/>
    </style:style>
    <style:style style:name="T4" style:family="text">
      <style:text-properties officeooo:rsid="0024b3f9"/>
    </style:style>
    <style:style style:name="T5" style:family="text">
      <style:text-properties officeooo:rsid="0026a938"/>
    </style:style>
    <style:style style:name="T6" style:family="text">
      <style:text-properties officeooo:rsid="002baf58"/>
    </style:style>
    <style:style style:name="T7" style:family="text">
      <style:text-properties officeooo:rsid="002f2a77"/>
    </style:style>
    <style:style style:name="T8" style:family="text">
      <style:text-properties officeooo:rsid="003c5850"/>
    </style:style>
    <style:style style:name="T9" style:family="text">
      <style:text-properties officeooo:rsid="004118f7"/>
    </style:style>
    <style:style style:name="T10" style:family="text">
      <style:text-properties fo:font-size="5pt" officeooo:rsid="002f2a77" style:font-size-asian="5pt" style:font-size-complex="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 Cited</text:p>
      <text:p text:style-name="P5">Deford, Daryl, <text:span text:style-name="T7">Duchin, Moon, et al. “Recombination: A family of Markov chains for redistricting.” Mar. 27, 2020. MGGG</text:span><text:span text:style-name="T10"> </text:span><text:span text:style-name="T7">Redistricting</text:span><text:span text:style-name="T10"> </text:span><text:span text:style-name="T7">Lab. &lt;mggg.org/uploads/ReCom.pdf&gt;.<text:line-break/>The authors review the contemporary use of flip-chains in evaluating state districting as a problem in gerrymandering. <text:s/>A novel recombination approach is proposed: using spanning trees of a “dual graph,” they demonstrate that the innate clustering of populace becomes an advantage under the new approach that appropriately targets natural districting structure. <text:s/>We take cue from Deford, Duchin, et al. to lend a similar focus on the substitution cipher task in creating informed cipherkey proposals.</text:span></text:p>
      <text:p text:style-name="P4">Garg, Poonam. “Evolutionary Computation Algorithms for Cryptanalysis: A Study.” <text:span text:style-name="T1">IJCSIS International Journal of Computer Science and Information Security</text:span>, Vol. 7, No. 1, 2010. <text:span text:style-name="T9">Arxiv. &lt;arxiv.org/pdf/1006.5745&gt;.</text:span><text:line-break/><text:span text:style-name="T3">Garg reviews several “evolutionary”</text:span><text:span text:style-name="T2"> </text:span><text:span text:style-name="T3">techniques for combinatorial cryptography problems. <text:s/>They involve improvement of a proposed solution in search of a global optimum and are well-suited to MCMC. <text:s/>With respect to the methods covered here, the substitution cipher affords a unique perspective of attack; we infer that simulated annealing is an optimal algorithm since we are able to track decipher progress on-the-go.</text:span></text:p>
      <text:p text:style-name="P2">Grathwohl, Will, et al. “Oops I Took A Gradient: Scalable Sampling for Discrete Distributions.” 202<text:span text:style-name="T8">1. Arxiv. &lt;arxiv.org/pdf/2102.04509&gt;.</text:span><text:line-break/><text:span text:style-name="T4">The authors propose a gradient-based proposal scheme for Metropolis-Hastings (MH) <text:s/>algorithms. <text:s/>Their highlighted “Gibbs with Gradients” proposal is compared with several other locally-informed proposal methods that can be used in biasing a MH walker toward </text:span><text:soft-page-break/><text:span text:style-name="T4">a region of interest. <text:s/>Particular emphasis is placed on the preservation and interpretation of innate topological structure to the walker.</text:span></text:p>
      <text:p text:style-name="P2">Ireland, Michael, et al. “Monte-Carlo Imaging for Optical Interferometry.” 2007. <text:span text:style-name="T8">Arxiv. &lt;arxiv.org/pdf/2007.00716&gt;.</text:span><text:line-break/><text:span text:style-name="T5">The authors present a simulated annealing approach to image reconstruction by optical scans. <text:s/>These are the data-sets returned by an X-ray scan at the dentist’s office or the full-body scanners at the airport. <text:s/>Just like with solving a substitution cipher, the task is to minimize the chi-squared scores of the proposed solution. <text:s/>Some pecularities of the annealing approach are either covered or posed as questions for further review. <text:s/>For example: how would we fully automate this process? What types of image scans should be favored by “regularization,” and how do we design a regularization procedure that is consistent with a typical scan?</text:span></text:p>
      <text:p text:style-name="P6">Zanella, Giacomo. “Informed proposals for local MCMC in discrete spaces.” <text:span text:style-name="T8">Nov. 21, </text:span>2017. <text:span text:style-name="T8">Arxiv. &lt;arxiv.org/pdf/1711.07424.pdf&gt;.</text:span><text:line-break/><text:span text:style-name="T6">Zanella presents slow convergence as a characteristic problem of the “blind” MH walk. <text:s/>The paper is tasked with tilting a walker toward the region of interest; Zanella reviews some locally-informed techniques and devises a universal framework of “pointwise informed” proposals that is adaptable to both the continuous and discrete settings of MH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20:55:38.446328827</meta:creation-date>
    <dc:date>2021-05-08T20:32:50.315147124</dc:date>
    <meta:editing-duration>PT22H43M50S</meta:editing-duration>
    <meta:editing-cycles>31</meta:editing-cycles>
    <meta:generator>LibreOffice/6.0.7.3$Linux_X86_64 LibreOffice_project/dc89aa7a9eabfd848af146d5086077aeed2ae4a5</meta:generator>
    <meta:print-date>2021-05-08T20:26:50.216825367</meta:print-date>
    <meta:document-statistic meta:table-count="0" meta:image-count="0" meta:object-count="0" meta:page-count="2" meta:paragraph-count="6" meta:word-count="436" meta:character-count="3071" meta:non-whitespace-character-count="2629"/>
  </office:meta>
</office:document-meta>
</file>